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1.0pt"/>
    </style:style>
    <style:style style:name="P2" style:family="paragraph" style:parent-style-name="Standard">
      <style:paragraph-properties fo:margin-bottom="0.1562in" fo:line-height="160%"/>
      <style:text-properties style:font-name="Times" fo:font-size="12.0pt"/>
    </style:style>
    <style:style style:name="P3" style:family="paragraph" style:parent-style-name="Standard">
      <style:paragraph-properties fo:line-height="160%"/>
      <style:text-properties style:font-name="Times" fo:font-size="12.0pt"/>
    </style:style>
    <style:style style:name="P4" style:family="paragraph" style:parent-style-name="Standard">
      <style:paragraph-properties fo:line-height="160%"/>
      <style:text-properties style:font-name="Times" fo:font-size="11.0pt"/>
    </style:style>
    <style:style style:name="P5" style:family="paragraph" style:parent-style-name="Standard">
      <style:paragraph-properties fo:margin-bottom="0.1562in" fo:line-height="160%"/>
      <style:text-properties style:font-name="Times" fo:font-size="11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able:table table:name="Table1" table:style-name="Table1">
        <table:table-column table:style-name="TableColumn1"/>
        <table:table-row>
          <table:table-cell table:style-name="TableCell1">
            <text:p text:style-name="P2"><text:span text:style-name="T1">Fiche descriptive 1</text:span></text:p>
            <text:p text:style-name="P2"><text:span text:style-name="T1">Nom : </text:span>Parcourir la carte(package « Gestion des achats »)<text:line-break/><text:span text:style-name="T1">Acteur(s) : </text:span>Acheteur (client)<text:line-break/><text:span text:style-name="T1">Description : </text:span>L'acteur parcourt la carte.<text:line-break/><text:span text:style-name="T1">Auteur : </text:span>Guichou Brice<text:line-break/><text:span text:style-name="T1">Date(s) : </text:span>27/04/2020</text:p>
            <text:p text:style-name="P3"><text:span text:style-name="T1">Pré-conditions : </text:span>Choix du restaurant<text:line-break/><text:span text:style-name="T1">Démarrage : </text:span>L’utilisateur à ouvert l'onglet des produits sur le site.</text:p>
            <text:p text:style-name="P4"/>
          </table:table-cell>
        </table:table-row>
        <table:table-row>
          <table:table-cell table:style-name="TableCell1">
            <text:p text:style-name="P2"><text:span text:style-name="T1">DESCRIPTION</text:span></text:p>
            <text:p text:style-name="P2"><text:span text:style-name="T1">Le scénario nominal :</text:span></text:p>
            <text:p text:style-name="P3">1. Le <text:span text:style-name="T1">système </text:span>affiche la page contenant la liste des catégories de produits.<text:line-break/>2. L<text:span text:style-name="T2">’utilisateur </text:span>sélectionne une des catégories.<text:line-break/>3. Le <text:span text:style-name="T1">système </text:span>recherche les produits appartenant à la catégorie de l<text:span text:style-name="T2">'utilisateur</text:span>.<text:line-break/>4. Le <text:span text:style-name="T1">système </text:span>affiche une description et une photo pour chaque produit trouvé.</text:p>
            <text:p text:style-name="P3">5. L<text:span text:style-name="T2">’utilisateur </text:span>peut sélectionner un produit parmi ceux affichés.</text:p>
            <text:p text:style-name="P3">6. Le <text:span text:style-name="T1">système </text:span>affiche les informations détaillées du produit choisi.</text:p>
            <text:p text:style-name="P3">7. L<text:span text:style-name="T2">’utilisateur </text:span>peut ajouter le produit affiché à son panier.</text:p>
            <text:p text:style-name="P3">8. Le <text:span text:style-name="T1">système </text:span>enregistre le produit affiché dans le panier de l'<text:span text:style-name="T2">utilisateur</text:span>.<text:line-break/></text:p>
          </table:table-cell>
        </table:table-row>
        <table:table-row>
          <table:table-cell table:style-name="TableCell1">
            <text:p text:style-name="P2"><text:span text:style-name="T1">Les scénarios alternatifs :</text:span></text:p>
            <text:p text:style-name="P3">2.a L<text:span text:style-name="T2">’utilisateur </text:span>décide de quitter la consultation de la catégorie de produits choisie.<text:line-break/>2.b L<text:span text:style-name="T2">’utilisateur </text:span>décide de quitter la consultation du catalogue.<text:line-break/>5.a L’<text:span text:style-name="T2">utilisateur </text:span>décider de quitter la consultation de la catégorie de produits choisie.<text:line-break/>5.bL<text:span text:style-name="T2">’utilisateur </text:span>décide de quitter la consultation du catalogue.</text:p>
            <text:p text:style-name="P3">7.a L’<text:span text:style-name="T2">utilisateur </text:span>décider de quitter la consultation de la catégorie de produits choisie.<text:line-break/>7.bL<text:span text:style-name="T2">’utilisateur </text:span>décide de quitter la consultation du catalogue.</text:p>
            <text:p text:style-name="P4"/>
          </table:table-cell>
        </table:table-row>
        <table:table-row>
          <table:table-cell table:style-name="TableCell1">
            <text:p text:style-name="P5"/>
            <text:p text:style-name="P2"><text:span text:style-name="T1">Les scénarios d'exceptions : </text:span></text:p>
            <text:p text:style-name="P2">7. Le produit n'est plus disponible.</text:p>
          </table:table-cell>
        </table:table-row>
        <table:table-row>
          <table:table-cell table:style-name="TableCell1">
            <text:p text:style-name="P3"><text:span text:style-name="T1">Fin : </text:span>Scénario nominal : aux étapes 2, 5 ou 7, sur décision de l'utilisateur.</text:p>
          </table:table-cell>
        </table:table-row>
      </table:table>
      <text:p text:style-name="P3"><text:span text:style-name="T1">Post-conditions : </text:span>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3</meta:generator>
  </office:meta>
</office:document-meta>
</file>